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tep=2.5mm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step</text:p>
          </table:table-cell>
          <table:table-cell office:value-type="float" office:value="2.5">
            <text:p>2.5</text:p>
          </table:table-cell>
          <table:table-cell table:formula="of:=-[.B1]" office:value-type="float" office:value="-2.5">
            <text:p>-2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3]+[.B$1]" office:value-type="float" office:value="2.5">
            <text:p>2.5</text:p>
          </table:table-cell>
          <table:table-cell table:formula="of:=[.C3]+[.C$1]" office:value-type="float" office:value="-2.5">
            <text:p>-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4]+[.B$1]" office:value-type="float" office:value="5">
            <text:p>5</text:p>
          </table:table-cell>
          <table:table-cell table:formula="of:=[.C4]+[.C$1]" office:value-type="float" office:value="-5">
            <text:p>-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5]+[.B$1]" office:value-type="float" office:value="7.5">
            <text:p>7.5</text:p>
          </table:table-cell>
          <table:table-cell table:formula="of:=[.C5]+[.C$1]" office:value-type="float" office:value="-7.5">
            <text:p>-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6]+[.B$1]" office:value-type="float" office:value="10">
            <text:p>10</text:p>
          </table:table-cell>
          <table:table-cell table:formula="of:=[.C6]+[.C$1]" office:value-type="float" office:value="-10">
            <text:p>-1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7]+[.B$1]" office:value-type="float" office:value="12.5">
            <text:p>12.5</text:p>
          </table:table-cell>
          <table:table-cell table:formula="of:=[.C7]+[.C$1]" office:value-type="float" office:value="-12.5">
            <text:p>-1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8]+[.B$1]" office:value-type="float" office:value="15">
            <text:p>15</text:p>
          </table:table-cell>
          <table:table-cell table:formula="of:=[.C8]+[.C$1]" office:value-type="float" office:value="-15">
            <text:p>-1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9]+[.B$1]" office:value-type="float" office:value="17.5">
            <text:p>17.5</text:p>
          </table:table-cell>
          <table:table-cell table:formula="of:=[.C9]+[.C$1]" office:value-type="float" office:value="-17.5">
            <text:p>-1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0]+[.B$1]" office:value-type="float" office:value="20">
            <text:p>20</text:p>
          </table:table-cell>
          <table:table-cell table:formula="of:=[.C10]+[.C$1]" office:value-type="float" office:value="-20">
            <text:p>-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1]+[.B$1]" office:value-type="float" office:value="22.5">
            <text:p>22.5</text:p>
          </table:table-cell>
          <table:table-cell table:formula="of:=[.C11]+[.C$1]" office:value-type="float" office:value="-22.5">
            <text:p>-22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2]+[.B$1]" office:value-type="float" office:value="25">
            <text:p>25</text:p>
          </table:table-cell>
          <table:table-cell table:formula="of:=[.C12]+[.C$1]" office:value-type="float" office:value="-25">
            <text:p>-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3]+[.B$1]" office:value-type="float" office:value="27.5">
            <text:p>27.5</text:p>
          </table:table-cell>
          <table:table-cell table:formula="of:=[.C13]+[.C$1]" office:value-type="float" office:value="-27.5">
            <text:p>-27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4]+[.B$1]" office:value-type="float" office:value="30">
            <text:p>30</text:p>
          </table:table-cell>
          <table:table-cell table:formula="of:=[.C14]+[.C$1]" office:value-type="float" office:value="-30">
            <text:p>-3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5]+[.B$1]" office:value-type="float" office:value="32.5">
            <text:p>32.5</text:p>
          </table:table-cell>
          <table:table-cell table:formula="of:=[.C15]+[.C$1]" office:value-type="float" office:value="-32.5">
            <text:p>-32.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16]+[.B$1]" office:value-type="float" office:value="35">
            <text:p>35</text:p>
          </table:table-cell>
          <table:table-cell table:formula="of:=[.C16]+[.C$1]" office:value-type="float" office:value="-35">
            <text:p>-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B17]+[.B$1]" office:value-type="float" office:value="37.5">
            <text:p>37.5</text:p>
          </table:table-cell>
          <table:table-cell table:formula="of:=[.C17]+[.C$1]" office:value-type="float" office:value="-37.5">
            <text:p>-37.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B18]+[.B$1]" office:value-type="float" office:value="40">
            <text:p>40</text:p>
          </table:table-cell>
          <table:table-cell table:formula="of:=[.C18]+[.C$1]" office:value-type="float" office:value="-40">
            <text:p>-4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B19]+[.B$1]" office:value-type="float" office:value="42.5">
            <text:p>42.5</text:p>
          </table:table-cell>
          <table:table-cell table:formula="of:=[.C19]+[.C$1]" office:value-type="float" office:value="-42.5">
            <text:p>-42.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B20]+[.B$1]" office:value-type="float" office:value="45">
            <text:p>45</text:p>
          </table:table-cell>
          <table:table-cell table:formula="of:=[.C20]+[.C$1]" office:value-type="float" office:value="-45">
            <text:p>-4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B21]+[.B$1]" office:value-type="float" office:value="47.5">
            <text:p>47.5</text:p>
          </table:table-cell>
          <table:table-cell table:formula="of:=[.C21]+[.C$1]" office:value-type="float" office:value="-47.5">
            <text:p>-47.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B22]+[.B$1]" office:value-type="float" office:value="50">
            <text:p>50</text:p>
          </table:table-cell>
          <table:table-cell table:formula="of:=[.C22]+[.C$1]" office:value-type="float" office:value="-50">
            <text:p>-5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B23]+[.B$1]" office:value-type="float" office:value="52.5">
            <text:p>52.5</text:p>
          </table:table-cell>
          <table:table-cell table:formula="of:=[.C23]+[.C$1]" office:value-type="float" office:value="-52.5">
            <text:p>-52.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B24]+[.B$1]" office:value-type="float" office:value="55">
            <text:p>55</text:p>
          </table:table-cell>
          <table:table-cell table:formula="of:=[.C24]+[.C$1]" office:value-type="float" office:value="-55">
            <text:p>-5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B25]+[.B$1]" office:value-type="float" office:value="57.5">
            <text:p>57.5</text:p>
          </table:table-cell>
          <table:table-cell table:formula="of:=[.C25]+[.C$1]" office:value-type="float" office:value="-57.5">
            <text:p>-57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4/23/2017</text:date>, <text:time>07:4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ris </meta:initial-creator>
    <meta:creation-date>2017-04-23T07:28:44.78</meta:creation-date>
    <meta:generator>OpenOffice/4.1.2$Win32 OpenOffice.org_project/412m3$Build-9782</meta:generator>
    <dc:date>2017-04-23T07:41:24.63</dc:date>
    <dc:creator>Boris </dc:creator>
    <meta:editing-duration>PT12M39S</meta:editing-duration>
    <meta:editing-cycles>2</meta:editing-cycles>
    <meta:document-statistic meta:table-count="3" meta:cell-count="75" meta:object-count="0"/>
  </office:meta>
</office:document-meta>
</file>